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r <text:span text:style-name="Strong_20_Emphasis">senseBox I2C Multiplexer</text:span>, basierend auf dem <text:span text:style-name="Strong_20_Emphasis">TCA9548A</text:span> von Texas Instruments, ist ein Modul, das entwickelt wurde, um die Anzahl der I2C-Geräte, die an eine Mikrocontroller- oder Einplatinencomputer-Plattform angeschlossen werden können, zu erweitern. Dies wird erreicht, indem mehrere I2C-Busse über einen einzigen Multiplexer verwaltet werden, wodurch der gleiche Adressraum für verschiedene I2C-Geräte genutzt werden kann, ohne dass Adresskonflikte entstehen. Der TCA9548A ist besonders nützlich in Anwendungen, bei denen viele Sensoren oder Module mit demselben I2C-Adressbereich betrieben werden sollen.</text:p>
      <text:h text:style-name="Heading_20_3" text:outline-level="3">Ausführliches Datenblatt für den senseBox I2C Multiplexer (TCA9548A)</text:h>
      <text:h text:style-name="Heading_20_4" text:outline-level="4">Allgemeine Informationen</text:h>
      <text:list xml:id="list2486071281" text:style-name="L1">
        <text:list-item>
          <text:p text:style-name="P2"><text:span text:style-name="Strong_20_Emphasis">Produktname:</text:span> senseBox I2C Multiplexer</text:p>
        </text:list-item>
        <text:list-item>
          <text:p text:style-name="P2"><text:span text:style-name="Strong_20_Emphasis">IC-Basis:</text:span> TCA9548A von Texas Instruments</text:p>
        </text:list-item>
        <text:list-item>
          <text:p text:style-name="P1"><text:span text:style-name="Strong_20_Emphasis">Einsatzbereiche:</text:span> Erweiterung von I2C-Bus-Systemen, insbesondere bei Verwendung mehrerer Geräte mit gleichen I2C-Adressen</text:p>
        </text:list-item>
      </text:list>
      <text:h text:style-name="Heading_20_4" text:outline-level="4">Technische Spezifikationen</text:h>
      <text:h text:style-name="Heading_20_5" text:outline-level="5">Elektrische Eigenschaften</text:h>
      <text:list xml:id="list3492662188" text:style-name="L2">
        <text:list-item>
          <text:p text:style-name="P4"><text:span text:style-name="Strong_20_Emphasis">Betriebsspannung:</text:span> 1.65V bis 5.5V (typischerweise 3.3V oder 5V)</text:p>
        </text:list-item>
        <text:list-item>
          <text:p text:style-name="P4"><text:span text:style-name="Strong_20_Emphasis">Stromverbrauch:</text:span></text:p>
          <text:list>
            <text:list-item>
              <text:p text:style-name="P4"><text:span text:style-name="Strong_20_Emphasis">Aktivmodus:</text:span> Typisch im mA-Bereich, sehr gering</text:p>
            </text:list-item>
            <text:list-item>
              <text:p text:style-name="P4"><text:span text:style-name="Strong_20_Emphasis">Ruhestrom:</text:span> Typischerweise im µA-Bereich</text:p>
            </text:list-item>
          </text:list>
        </text:list-item>
        <text:list-item>
          <text:p text:style-name="P3"><text:span text:style-name="Strong_20_Emphasis">I2C-Bus Spannung:</text:span> Unterstützung für Busspannungen von 1.8V bis 5V</text:p>
        </text:list-item>
      </text:list>
      <text:h text:style-name="Heading_20_5" text:outline-level="5">I2C-Schnittstellen</text:h>
      <text:list xml:id="list3542299862" text:style-name="L3">
        <text:list-item>
          <text:p text:style-name="P6"><text:span text:style-name="Strong_20_Emphasis">Master I2C-Bus:</text:span> 1x I2C-Eingang</text:p>
        </text:list-item>
        <text:list-item>
          <text:p text:style-name="P6"><text:span text:style-name="Strong_20_Emphasis">Slave I2C-Busse:</text:span> 8x I2C-Ausgänge</text:p>
        </text:list-item>
        <text:list-item>
          <text:p text:style-name="P6"><text:span text:style-name="Strong_20_Emphasis">I2C-Adresse des Multiplexers:</text:span> Einstellbar, Standardadresse 0x70, weitere Adressen durch Anschlusskonfiguration von A0, A1, A2 wählbar (0x70 bis 0x77)</text:p>
        </text:list-item>
        <text:list-item>
          <text:p text:style-name="P6"><text:span text:style-name="Strong_20_Emphasis">Kommunikationsprotokoll:</text:span> I2C (Inter-Integrated Circuit)</text:p>
        </text:list-item>
        <text:list-item>
          <text:p text:style-name="P5"><text:span text:style-name="Strong_20_Emphasis">I2C-Geschwindigkeit:</text:span> Unterstützt Standard- (100 kHz), Fast- (400 kHz), und High-Speed-Modi (bis zu 1 MHz)</text:p>
        </text:list-item>
      </text:list>
      <text:h text:style-name="Heading_20_5" text:outline-level="5">Physische Eigenschaften</text:h>
      <text:list xml:id="list2625683094" text:style-name="L4">
        <text:list-item>
          <text:p text:style-name="P8"><text:span text:style-name="Strong_20_Emphasis">Abmessungen:</text:span> Kompakte Größe, typischerweise ca. 25 mm x 20 mm x 5 mm</text:p>
        </text:list-item>
        <text:list-item>
          <text:p text:style-name="P8"><text:span text:style-name="Strong_20_Emphasis">Gehäuse:</text:span> PCB mit standardisierten Anschlüssen für einfache Integration in bestehende Systeme</text:p>
        </text:list-item>
        <text:list-item>
          <text:p text:style-name="P7"><text:span text:style-name="Strong_20_Emphasis">Anschlüsse:</text:span> Stiftleisten für einfache Verkabelung, kompatibel mit senseBox MCU</text:p>
        </text:list-item>
      </text:list>
      <text:h text:style-name="Heading_20_4" text:outline-level="4">Funktionen und Merkmale</text:h>
      <text:list xml:id="list1747245798" text:style-name="L5">
        <text:list-item>
          <text:p text:style-name="P10"><text:span text:style-name="Strong_20_Emphasis">Erweiterte I2C-Kapazität:</text:span> Ermöglicht den Anschluss von bis zu 8 I2C-Geräten an einen einzigen I2C-Bus, selbst wenn diese Geräte die gleiche I2C-Adresse verwenden.</text:p>
        </text:list-item>
        <text:list-item>
          <text:p text:style-name="P10"><text:span text:style-name="Strong_20_Emphasis">Adresskonfliktlösung:</text:span> Löst das Problem von Adresskonflikten bei Verwendung mehrerer gleichartiger I2C-Geräte.</text:p>
        </text:list-item>
        <text:list-item>
          <text:p text:style-name="P10"><text:span text:style-name="Strong_20_Emphasis">Einfach zu bedienen:</text:span> Intuitive Auswahl der I2C-Kanäle durch einfache Befehle über den I2C-Bus.</text:p>
        </text:list-item>
        <text:list-item>
          <text:p text:style-name="P9"><text:soft-page-break/><text:span text:style-name="Strong_20_Emphasis">Unterstützt mehrere Spannungspegel:</text:span> Kompatibel mit einer Vielzahl von I2C-Bus-Spannungspegeln, was eine flexible Integration in verschiedene Systeme ermöglicht.</text:p>
        </text:list-item>
      </text:list>
      <text:h text:style-name="Heading_20_4" text:outline-level="4">Anwendungsbereiche</text:h>
      <text:list xml:id="list2294405970" text:style-name="L6">
        <text:list-item>
          <text:p text:style-name="P12"><text:span text:style-name="Strong_20_Emphasis">Umweltüberwachung:</text:span> Verwaltung von mehreren Umweltsensoren, die möglicherweise die gleiche I2C-Adresse verwenden.</text:p>
        </text:list-item>
        <text:list-item>
          <text:p text:style-name="P12"><text:span text:style-name="Strong_20_Emphasis">Forschung:</text:span> Nutzung in Projekten, die eine hohe Anzahl an I2C-Geräten erfordern, z.B. für umfassende Datenloggingsysteme.</text:p>
        </text:list-item>
        <text:list-item>
          <text:p text:style-name="P12"><text:span text:style-name="Strong_20_Emphasis">Bildung und Prototyping:</text:span> Ideal für Bildungseinrichtungen und Entwickler, die komplexe I2C-Netzwerke aufbauen und testen möchten.</text:p>
        </text:list-item>
        <text:list-item>
          <text:p text:style-name="P11"><text:span text:style-name="Strong_20_Emphasis">Industrie und Automatisierung:</text:span> Einsatz in industriellen Steuerungssystemen, die mehrere Sensoren und Aktoren über I2C ansteuern.</text:p>
        </text:list-item>
      </text:list>
      <text:h text:style-name="Heading_20_4" text:outline-level="4">Sicherheits- und Nutzungsrichtlinien</text:h>
      <text:list xml:id="list1342953361" text:style-name="L7">
        <text:list-item>
          <text:p text:style-name="P13"><text:span text:style-name="Strong_20_Emphasis">Betriebssicherheit:</text:span></text:p>
          <text:list>
            <text:list-item>
              <text:p text:style-name="P14">Sicherstellen, dass die Betriebsspannung innerhalb der spezifizierten Grenzen liegt, um Schäden am Multiplexer und den angeschlossenen Geräten zu vermeiden.</text:p>
            </text:list-item>
            <text:list-item>
              <text:p text:style-name="P14">Sorgfältige Handhabung der I2C-Busleitung, um Kurzschlüsse und Beschädigungen zu verhindern.</text:p>
            </text:list-item>
          </text:list>
        </text:list-item>
        <text:list-item>
          <text:p text:style-name="P13"><text:span text:style-name="Strong_20_Emphasis">Installation:</text:span></text:p>
          <text:list>
            <text:list-item>
              <text:p text:style-name="P14">Vermeiden Sie mechanische Belastungen, die die Lötverbindungen oder die Stiftleisten beschädigen könnten.</text:p>
            </text:list-item>
            <text:list-item>
              <text:p text:style-name="P13">Sicherstellen, dass alle Verbindungen korrekt und sicher sind, um eine stabile Kommunikation zu gewährleisten.</text:p>
            </text:list-item>
          </text:list>
        </text:list-item>
      </text:list>
      <text:h text:style-name="Heading_20_4" text:outline-level="4">Verpackung und Lieferung</text:h>
      <text:list xml:id="list3001722109" text:style-name="L8">
        <text:list-item>
          <text:p text:style-name="P16"><text:span text:style-name="Strong_20_Emphasis">Lieferumfang:</text:span></text:p>
          <text:list>
            <text:list-item>
              <text:p text:style-name="P16">senseBox I2C Multiplexer (TCA9548A)</text:p>
            </text:list-item>
            <text:list-item>
              <text:p text:style-name="P16">Verbindungskabel (falls zutreffend)</text:p>
            </text:list-item>
            <text:list-item>
              <text:p text:style-name="P16">Kurzanleitung zur Inbetriebnahme</text:p>
            </text:list-item>
          </text:list>
        </text:list-item>
        <text:list-item>
          <text:p text:style-name="P15"><text:span text:style-name="Strong_20_Emphasis">Verpackung:</text:span> Antistatische Verpackung zum Schutz vor elektrostatischen Entladungen</text:p>
        </text:list-item>
      </text:list>
      <text:h text:style-name="Heading_20_4" text:outline-level="4">Hinweise und Empfehlungen</text:h>
      <text:list xml:id="list1659999702" text:style-name="L9">
        <text:list-item>
          <text:p text:style-name="P18"><text:span text:style-name="Strong_20_Emphasis">Kompatibilität:</text:span> Kompatibel mit der senseBox MCU und anderen I2C-fähigen Geräten.</text:p>
        </text:list-item>
        <text:list-item>
          <text:p text:style-name="P18"><text:span text:style-name="Strong_20_Emphasis">Erweiterungsmöglichkeiten:</text:span> Möglichkeit zur Kaskadierung mehrerer Multiplexer für noch größere I2C-Netzwerke.</text:p>
        </text:list-item>
        <text:list-item>
          <text:p text:style-name="P17"><text:span text:style-name="Strong_20_Emphasis">Einsatzbedingungen:</text:span> Geeignet für Anwendungen in einer kontrollierten Umgebung, da die Platine typischerweise nicht wetterfest ist.</text:p>
        </text:list-item>
      </text:list>
      <text:p text:style-name="Horizontal_20_Line"/>
      <text:p text:style-name="Text_20_body"><text:span text:style-name="Strong_20_Emphasis">Hinweis:</text:span> Dieses ausführliche Datenblatt bietet eine umfassende Übersicht über die technischen Spezifikationen, Funktionen und Anwendungsmöglichkeiten des senseBox I2C Multiplexers basierend auf dem TCA9548A. Für spezifische Anwendungen und detaillierte technische Informationen wird empfohlen, die vollständige technische Dokumentation und Benutzerhandbücher zu konsultieren.</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24:03.026445033</meta:creation-date>
    <dc:date>2024-07-30T12:24:19.530694174</dc:date>
    <meta:editing-duration>PT17S</meta:editing-duration>
    <meta:editing-cycles>1</meta:editing-cycles>
    <meta:document-statistic meta:table-count="0" meta:image-count="0" meta:object-count="0" meta:page-count="3" meta:paragraph-count="51" meta:word-count="542" meta:character-count="4388" meta:non-whitespace-character-count="3935"/>
    <meta:generator>LibreOffice/7.3.7.2$Linux_X86_64 LibreOffice_project/30$Build-2</meta:generator>
  </office:meta>
</office:document-meta>
</file>